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ajdhani" svg:font-family="Rajdhani"/>
    <style:font-face style:name="SFMono-Regular" svg:font-family="SFMono-Regular, Menlo, Monaco, Consolas, 'Liberation Mono'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a99" officeooo:paragraph-rsid="00026a99"/>
    </style:style>
    <style:style style:name="P2" style:family="paragraph" style:parent-style-name="Preformatted_20_Text">
      <style:text-properties fo:font-variant="normal" fo:text-transform="none" fo:color="#ffa500" style:font-name="SFMono-Regular" fo:font-size="11.25pt" fo:letter-spacing="normal" fo:font-style="normal" fo:font-weight="bold" officeooo:rsid="00026a99" officeooo:paragraph-rsid="00026a99"/>
    </style:style>
    <style:style style:name="P3" style:family="paragraph" style:parent-style-name="Preformatted_20_Text">
      <style:text-properties fo:font-variant="normal" fo:text-transform="none" fo:color="#ffa500" style:font-name="SFMono-Regular" fo:font-size="11.25pt" fo:letter-spacing="normal" fo:font-style="normal" fo:font-weight="bold" officeooo:rsid="0003b9d5" officeooo:paragraph-rsid="0003b9d5"/>
    </style:style>
    <style:style style:name="P4" style:family="paragraph" style:parent-style-name="Preformatted_20_Text">
      <style:text-properties fo:font-variant="normal" fo:text-transform="none" fo:color="#ffffff" style:font-name="SFMono-Regular" fo:font-size="11.25pt" fo:letter-spacing="normal" fo:font-style="normal" fo:font-weight="bold" officeooo:rsid="00026a99" officeooo:paragraph-rsid="00026a99"/>
    </style:style>
    <style:style style:name="P5" style:family="paragraph" style:parent-style-name="Preformatted_20_Text">
      <style:text-properties officeooo:rsid="0003b9d5" officeooo:paragraph-rsid="0003b9d5"/>
    </style:style>
    <style:style style:name="P6" style:family="paragraph" style:parent-style-name="Preformatted_20_Text">
      <style:text-properties officeooo:rsid="00049ba6" officeooo:paragraph-rsid="00049ba6"/>
    </style:style>
    <style:style style:name="P7" style:family="paragraph" style:parent-style-name="Preformatted_20_Text">
      <style:text-properties officeooo:rsid="00058e7b" officeooo:paragraph-rsid="00058e7b"/>
    </style:style>
    <style:style style:name="P8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ffa500" style:font-name="SFMono-Regular" fo:font-size="11.25pt" fo:letter-spacing="normal" fo:font-style="normal" fo:font-weight="bold" officeooo:rsid="00026a99" officeooo:paragraph-rsid="00026a99"/>
    </style:style>
    <style:style style:name="P9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26a99" officeooo:paragraph-rsid="00026a99"/>
    </style:style>
    <style:style style:name="P10" style:family="paragraph" style:parent-style-name="Preformatted_20_Text">
      <loext:graphic-properties draw:fill="solid" draw:fill-color="#2b2525" draw:opacity="100%"/>
      <style:paragraph-properties fo:margin-top="0.265cm" fo:margin-bottom="0.397cm" loext:contextual-spacing="false" style:line-height-at-least="0.9cm" fo:text-align="justify" style:justify-single-word="false" fo:orphans="2" fo:widows="2" fo:background-color="#2b2525" fo:padding-left="0.476cm" fo:padding-right="0.265cm" fo:padding-top="0.265cm" fo:padding-bottom="0.265cm" fo:border="0.06pt solid #cccccc"/>
      <style:text-properties fo:font-variant="normal" fo:text-transform="none" fo:color="#ffffff" style:font-name="SFMono-Regular" fo:font-size="11.25pt" fo:letter-spacing="normal" fo:font-style="normal" fo:font-weight="bold"/>
    </style:style>
    <style:style style:name="P11" style:family="paragraph" style:parent-style-name="Preformatted_20_Text">
      <loext:graphic-properties draw:fill="solid" draw:fill-color="#2b2525" draw:opacity="100%"/>
      <style:paragraph-properties fo:margin-top="0.265cm" fo:margin-bottom="0.397cm" loext:contextual-spacing="false" style:line-height-at-least="0.9cm" fo:text-align="justify" style:justify-single-word="false" fo:orphans="2" fo:widows="2" fo:background-color="#2b2525" fo:padding-left="0.476cm" fo:padding-right="0.265cm" fo:padding-top="0.265cm" fo:padding-bottom="0.265cm" fo:border="0.06pt solid #cccccc"/>
      <style:text-properties fo:font-variant="normal" fo:text-transform="none" fo:color="#ffffff" fo:letter-spacing="normal"/>
    </style:style>
    <style:style style:name="P12" style:family="paragraph" style:parent-style-name="Preformatted_20_Text">
      <loext:graphic-properties draw:fill="solid" draw:fill-color="#2b2525" draw:opacity="100%"/>
      <style:paragraph-properties fo:margin-top="0.265cm" fo:margin-bottom="0.397cm" loext:contextual-spacing="false" style:line-height-at-least="0.9cm" fo:text-align="justify" style:justify-single-word="false" fo:orphans="2" fo:widows="2" fo:background-color="#2b2525" fo:padding-left="0.476cm" fo:padding-right="0.265cm" fo:padding-top="0.265cm" fo:padding-bottom="0.265cm" fo:border="0.06pt solid #cccccc"/>
    </style:style>
    <style:style style:name="T1" style:family="text">
      <style:text-properties fo:font-variant="normal" fo:text-transform="none" fo:color="#ffa500" style:font-name="SFMono-Regular" fo:font-size="11.25pt" fo:letter-spacing="normal" fo:font-style="normal" fo:font-weight="bold"/>
    </style:style>
    <style:style style:name="T2" style:family="text">
      <style:text-properties fo:font-variant="normal" fo:text-transform="none" fo:color="#ffa500" style:font-name="SFMono-Regular" fo:font-size="11.25pt" fo:letter-spacing="normal" fo:font-style="normal" fo:font-weight="bold" officeooo:rsid="00049ba6"/>
    </style:style>
    <style:style style:name="T3" style:family="text">
      <style:text-properties fo:font-variant="normal" fo:text-transform="none" fo:color="#ffa500" style:font-name="SFMono-Regular" fo:font-size="11.25pt" fo:letter-spacing="normal" fo:font-style="normal" fo:font-weight="bold" officeooo:rsid="00049ba6" style:font-style-asian="normal" style:font-style-complex="normal"/>
    </style:style>
    <style:style style:name="T4" style:family="text">
      <style:text-properties fo:font-variant="normal" fo:text-transform="none" fo:color="#ffa500" style:font-name="SFMono-Regular" fo:font-size="11.25pt" fo:letter-spacing="normal" fo:font-style="italic" fo:font-weight="bold" officeooo:rsid="00049ba6" style:font-style-asian="italic" style:font-style-complex="italic"/>
    </style:style>
    <style:style style:name="T5" style:family="text">
      <style:text-properties fo:color="#464646" style:font-name="Rajdhani" fo:font-size="12pt"/>
    </style:style>
    <style:style style:name="T6" style:family="text">
      <style:text-properties style:font-name="SFMono-Regular" fo:font-size="11.25pt" fo:font-style="normal" fo:font-weight="bold"/>
    </style:style>
    <style:style style:name="T7" style:family="text">
      <style:text-properties officeooo:rsid="0003b9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 balancing for Centos 7:</text:p>
      <text:p text:style-name="P1"/>
      <text:p text:style-name="P1">Load balancer : 172.16.228.128 – nginx.local</text:p>
      <text:p text:style-name="P1">host1 : 172.16.228.129 – host1.local</text:p>
      <text:p text:style-name="P1">host2 : 172.16.228.130 – host2.local</text:p>
      <text:p text:style-name="P1"/>
      <text:p text:style-name="P1"/>
      <text:p text:style-name="P1">-&gt; update hosts, hostname files.</text:p>
      <text:p text:style-name="P1"/>
      <text:p text:style-name="P2"># yum install epel-release -y</text:p>
      <text:p text:style-name="P2"># yum install nginx -y</text:p>
      <text:p text:style-name="P2"/>
      <text:p text:style-name="P2">Edit configuration file:</text:p>
      <text:p text:style-name="P2"># vim /etc/nginx/nginx.conf </text:p>
      <text:p text:style-name="P2"/>
      <text:p text:style-name="P2"><text:span text:style-name="T5">-&gt; Comment some lines in the Nginx default configuration file to configure Nginx as a Load Balancer. .</text:span></text:p>
      <text:p text:style-name="P2"><text:span text:style-name="T5"/></text:p>
      <text:p text:style-name="P4"><text:span text:style-name="T5"># <text:s text:c="3"/>server {</text:span></text:p>
      <text:p text:style-name="P10"># <text:s text:c="7"/>listen <text:s text:c="6"/>80 default_server </text:p>
      <text:p text:style-name="P10"># <text:s text:c="7"/>listen <text:s text:c="6"/>[::]:80 default_server </text:p>
      <text:p text:style-name="P10"># <text:s text:c="7"/>server_name <text:s/>_ </text:p>
      <text:p text:style-name="P10"># <text:s text:c="7"/>root <text:s text:c="8"/>/usr/share/nginx/html </text:p>
      <text:p text:style-name="P12"/>
      <text:p text:style-name="P11"><text:s text:c="8"/><text:span text:style-name="T6"># Load configuration files for the default server block.</text:span></text:p>
      <text:p text:style-name="P10"># <text:s text:c="7"/>include /etc/nginx/default.d/*.conf </text:p>
      <text:p text:style-name="P12"/>
      <text:p text:style-name="P10"># <text:s text:c="7"/>location / {</text:p>
      <text:p text:style-name="P10"># <text:s text:c="7"/>}</text:p>
      <text:p text:style-name="P12"><text:soft-page-break/></text:p>
      <text:p text:style-name="P10"># <text:s text:c="7"/>error_page 404 /404.html </text:p>
      <text:p text:style-name="P10"># <text:s text:c="11"/>location = /40x.html {</text:p>
      <text:p text:style-name="P10"># <text:s text:c="7"/>}</text:p>
      <text:p text:style-name="P12"/>
      <text:p text:style-name="P10"># <text:s text:c="7"/>error_page 500 502 503 504 /50x.html </text:p>
      <text:p text:style-name="P10"># <text:s text:c="11"/>location = /50x.html {</text:p>
      <text:p text:style-name="P10"># <text:s text:c="7"/>}</text:p>
      <text:p text:style-name="P10"># <text:s text:c="3"/>}</text:p>
      <text:p text:style-name="P2"><text:span text:style-name="T5">and add :</text:span></text:p>
      <text:p text:style-name="P2"><text:span text:style-name="T5"/></text:p>
      <text:p text:style-name="P4"><text:span text:style-name="T5"># Define which servers to include in the load balancing scheme.</text:span></text:p>
      <text:p text:style-name="P10"># It' s best to use the servers' <text:s/>private IPs for better performance and security.</text:p>
      <text:p text:style-name="P10"># You can find the private IPs at your UpCloud Control Panel Network section.</text:p>
      <text:p text:style-name="P12"/>
      <text:p text:style-name="P10">upstream backend {</text:p>
      <text:p text:style-name="P11"><text:s text:c="3"/><text:span text:style-name="T6">server 192.168.5.158 </text:span></text:p>
      <text:p text:style-name="P11"><text:soft-page-break/><text:s text:c="3"/><text:span text:style-name="T6">server 192.168.5.159 </text:span></text:p>
      <text:p text:style-name="P10">}</text:p>
      <text:p text:style-name="P12"/>
      <text:p text:style-name="P10"># This server accepts all traffic to port 80 and passes it to the upstream.</text:p>
      <text:p text:style-name="P10"># Notice that the upstream name and the proxy_pass need to match.</text:p>
      <text:p text:style-name="P12"/>
      <text:p text:style-name="P10">server {</text:p>
      <text:p text:style-name="P11"><text:s text:c="3"/><text:span text:style-name="T6">listen 80 </text:span></text:p>
      <text:p text:style-name="P12"/>
      <text:p text:style-name="P11"><text:s text:c="3"/><text:span text:style-name="T6">location / {</text:span></text:p>
      <text:p text:style-name="P11"><text:s text:c="6"/><text:span text:style-name="T6">proxy_pass http://backend </text:span></text:p>
      <text:p text:style-name="P11"><text:s text:c="3"/><text:span text:style-name="T6">}</text:span></text:p>
      <text:p text:style-name="P10">}</text:p>
      <text:p text:style-name="P2"><text:span text:style-name="T5"/></text:p>
      <text:p text:style-name="P2"><text:span text:style-name="T5">-&gt; After changing the nginx.cong like above got lots of errors, And after correcting the error the contetnt given below is the correct one.</text:span></text:p>
      <text:p text:style-name="P8"/>
      <text:p text:style-name="P2"/>
      <text:p text:style-name="P2"># For more information on configuration, see:</text:p>
      <text:p text:style-name="P2"># <text:s text:c="2"/>* Official English Documentation: http://nginx.org/en/docs/</text:p>
      <text:p text:style-name="P2"># <text:s text:c="2"/>* Official Russian Documentation: http://nginx.org/ru/docs/</text:p>
      <text:p text:style-name="P2"><text:soft-page-break/></text:p>
      <text:p text:style-name="P2">user nginx;</text:p>
      <text:p text:style-name="P2">worker_processes auto;</text:p>
      <text:p text:style-name="P2">error_log /var/log/nginx/error.log;</text:p>
      <text:p text:style-name="P2">pid /run/nginx.pid;</text:p>
      <text:p text:style-name="P2"/>
      <text:p text:style-name="P2"># Load dynamic modules. See /usr/share/nginx/README.dynamic.</text:p>
      <text:p text:style-name="P2">include /usr/share/nginx/modules/*.conf;</text:p>
      <text:p text:style-name="P2"/>
      <text:p text:style-name="P2">events {</text:p>
      <text:p text:style-name="P2"><text:s text:c="4"/>worker_connections 1024;</text:p>
      <text:p text:style-name="P2">}</text:p>
      <text:p text:style-name="P2"/>
      <text:p text:style-name="P2">http {</text:p>
      <text:p text:style-name="P2"><text:s text:c="4"/>log_format <text:s/>main <text:s/>'$remote_addr - $remote_user [$time_local] "$request" '</text:p>
      <text:p text:style-name="P2"><text:s text:c="22"/>'$status $body_bytes_sent "$http_referer" '</text:p>
      <text:p text:style-name="P2"><text:s text:c="22"/>'"$http_user_agent" "$http_x_forwarded_for"';</text:p>
      <text:p text:style-name="P2"/>
      <text:p text:style-name="P2"><text:s text:c="4"/>access_log <text:s/>/var/log/nginx/access.log <text:s/>main;</text:p>
      <text:p text:style-name="P2"/>
      <text:p text:style-name="P2"><text:s text:c="4"/>sendfile <text:s text:c="11"/>on;</text:p>
      <text:p text:style-name="P2"><text:s text:c="4"/>tcp_nopush <text:s text:c="9"/>on;</text:p>
      <text:p text:style-name="P2"><text:s text:c="4"/>tcp_nodelay <text:s text:c="8"/>on;</text:p>
      <text:p text:style-name="P2"><text:s text:c="4"/>keepalive_timeout <text:s text:c="2"/>65;</text:p>
      <text:p text:style-name="P2"><text:s text:c="4"/>types_hash_max_size 2048;</text:p>
      <text:p text:style-name="P2"/>
      <text:p text:style-name="P2"><text:s text:c="4"/>include <text:s text:c="12"/>/etc/nginx/mime.types;</text:p>
      <text:p text:style-name="P2"><text:s text:c="4"/>default_type <text:s text:c="7"/>application/octet-stream;</text:p>
      <text:p text:style-name="P2"/>
      <text:p text:style-name="P2"><text:s text:c="4"/># Load modular configuration files from the /etc/nginx/conf.d directory.</text:p>
      <text:p text:style-name="P2"><text:s text:c="4"/># See http://nginx.org/en/docs/ngx_core_module.html#include</text:p>
      <text:p text:style-name="P2"><text:s text:c="4"/># for more information.</text:p>
      <text:p text:style-name="P2"><text:s text:c="4"/>include /etc/nginx/conf.d/*.conf;</text:p>
      <text:p text:style-name="P2"/>
      <text:p text:style-name="P2"># <text:s text:c="3"/>server {</text:p>
      <text:p text:style-name="P2"># <text:s text:c="7"/>listen <text:s text:c="6"/>80 default_server;</text:p>
      <text:p text:style-name="P2"># <text:s text:c="7"/>listen <text:s text:c="6"/>[::]:80 default_server;</text:p>
      <text:p text:style-name="P2"># <text:s text:c="7"/>server_name <text:s/>_;</text:p>
      <text:p text:style-name="P2"># <text:s text:c="7"/>root <text:s text:c="8"/>/usr/share/nginx/html;</text:p>
      <text:p text:style-name="P2">#</text:p>
      <text:p text:style-name="P2"># <text:s text:c="7"/># Load configuration files for the default server block.</text:p>
      <text:p text:style-name="P2"># <text:s text:c="7"/>include /etc/nginx/default.d/*.conf;</text:p>
      <text:p text:style-name="P2">#</text:p>
      <text:p text:style-name="P2"># <text:s text:c="7"/>location / {</text:p>
      <text:p text:style-name="P2"># <text:s text:c="7"/>}</text:p>
      <text:p text:style-name="P2">#</text:p>
      <text:p text:style-name="P2"># <text:s text:c="7"/>error_page 404 /404.html;</text:p>
      <text:p text:style-name="P2"># <text:s text:c="11"/>location = /40x.html {</text:p>
      <text:p text:style-name="P2"># <text:s text:c="7"/>}</text:p>
      <text:p text:style-name="P2">#</text:p>
      <text:p text:style-name="P2"># <text:s text:c="7"/>error_page 500 502 503 504 /50x.html;</text:p>
      <text:p text:style-name="P2"># <text:s text:c="11"/>location = /50x.html {</text:p>
      <text:p text:style-name="P2"># <text:s text:c="7"/>}</text:p>
      <text:p text:style-name="P2"># <text:s/>}</text:p>
      <text:p text:style-name="P2"><text:soft-page-break/></text:p>
      <text:p text:style-name="P2"># Define which servers to include in the load balancing scheme.</text:p>
      <text:p text:style-name="P2"># It' s best to use the servers' <text:s/>private IPs for better performance and security.</text:p>
      <text:p text:style-name="P2"># You can find the private IPs at your UpCloud Control Panel Network section.</text:p>
      <text:p text:style-name="P2">#stream {</text:p>
      <text:p text:style-name="P2"># <text:s text:c="6"/>include /etc/nginx/conf.d/*.conf;</text:p>
      <text:p text:style-name="P2"><text:s text:c="8"/>upstream backend {</text:p>
      <text:p text:style-name="P2"><text:s text:c="16"/>server 172.16.228.129:80;</text:p>
      <text:p text:style-name="P2"><text:s text:c="16"/>server 172.16.228.130:80;</text:p>
      <text:p text:style-name="P2"><text:s text:c="8"/>}</text:p>
      <text:p text:style-name="P2"/>
      <text:p text:style-name="P2"># This server accepts all traffic to port 80 and passes it to the upstream.</text:p>
      <text:p text:style-name="P2"># Notice that the upstream name and the proxy_pass need to match.</text:p>
      <text:p text:style-name="P2"/>
      <text:p text:style-name="P2">server {</text:p>
      <text:p text:style-name="P2"><text:s text:c="3"/>listen 80;</text:p>
      <text:p text:style-name="P2"/>
      <text:p text:style-name="P2"><text:s text:c="3"/>location / {</text:p>
      <text:p text:style-name="P2"><text:s text:c="6"/>proxy_pass http://backend;</text:p>
      <text:p text:style-name="P2"><text:s text:c="3"/>}</text:p>
      <text:p text:style-name="P2"><text:s/>}</text:p>
      <text:p text:style-name="P2">}</text:p>
      <text:p text:style-name="P9"/>
      <text:p text:style-name="P1"/>
      <text:p text:style-name="P2"># systemctl start nginx</text:p>
      <text:p text:style-name="P2"><text:span text:style-name="T7"># </text:span>systemctl enable nginx</text:p>
      <text:p text:style-name="P2"/>
      <text:p text:style-name="P2"><text:span text:style-name="T7"># </text:span>firewall-cmd --permanent –add-service=http</text:p>
      <text:p text:style-name="P3">or for opening any ports: # firewall-cmd --permanent –add-port=8080/tcp</text:p>
      <text:p text:style-name="P3"/>
      <text:p text:style-name="P3"># firewall-cmd --reload </text:p>
      <text:p text:style-name="P3"/>
      <text:p text:style-name="P3"/>
      <text:p text:style-name="P5"><text:span text:style-name="T1">--&gt; </text:span><text:span text:style-name="T2">install httpd on both host1 and host2:</text:span></text:p>
      <text:p text:style-name="P5"><text:span text:style-name="T2"><text:s text:c="5"/>and update file (/var/www/html/index.html) on both machine.</text:span></text:p>
      <text:p text:style-name="P5"><text:span text:style-name="T2"/></text:p>
      <text:p text:style-name="P6"><text:span text:style-name="T1">Now try connecting to load balancer : </text:span></text:p>
      <text:p text:style-name="P6"><text:span text:style-name="T1"/></text:p>
      <text:p text:style-name="P6"><text:span text:style-name="T1">from browser </text:span><text:a xlink:type="simple" xlink:href="http://ip:80/" text:style-name="Internet_20_link" text:visited-style-name="Visited_20_Internet_20_Link">http://ip:80</text:a></text:p>
      <text:p text:style-name="P6"><text:span text:style-name="T1"/></text:p>
      <text:p text:style-name="P6"><text:span text:style-name="T1">terminal : curl </text:span><text:a xlink:type="simple" xlink:href="http://ip:80/" text:style-name="Internet_20_link" text:visited-style-name="Visited_20_Internet_20_Link">http://ip:80</text:a></text:p>
      <text:p text:style-name="P6"><text:span text:style-name="T1"/></text:p>
      <text:p text:style-name="P6"><text:span text:style-name="T1">shifin@aptus-Vostro-15-3568:~$ curl 172.16.228.128:8080</text:span></text:p>
      <text:p text:style-name="P6"><text:span text:style-name="T1">hi, i'm host2</text:span></text:p>
      <text:p text:style-name="P6"><text:span text:style-name="T1">shifin@aptus-Vostro-15-3568:~$ curl 172.16.228.128:8080</text:span></text:p>
      <text:p text:style-name="P6"><text:span text:style-name="T1">hi, i'm host1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>SHIFIN RAFEEQ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ajdhani" svg:font-family="Rajdhani"/>
    <style:font-face style:name="SFMono-Regular" svg:font-family="SFMono-Regular, Menlo, Monaco, Consolas, 'Liberation Mono'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33:32.006868113</meta:creation-date>
    <dc:date>2019-03-27T15:51:56.269951648</dc:date>
    <meta:editing-duration>PT8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124" meta:word-count="553" meta:character-count="4229" meta:non-whitespace-character-count="3267"/>
  </office:meta>
</office:document-meta>
</file>